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52cm" fo:margin-left="-1.06cm" fo:break-before="auto" fo:break-after="auto" table:align="left" style:writing-mode="lr-tb"/>
    </style:style>
    <style:style style:name="Table1.A" style:family="table-column">
      <style:table-column-properties style:column-width="17.052cm"/>
    </style:style>
    <style:style style:name="Table1.1" style:family="table-row">
      <style:table-row-properties style:min-row-height="2.672cm"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2.226cm" fo:keep-together="auto"/>
    </style:style>
    <style:style style:name="Table1.3" style:family="table-row">
      <style:table-row-properties style:min-row-height="1.235cm" fo:keep-together="auto"/>
    </style:style>
    <style:style style:name="Table1.A5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6" style:family="table-row">
      <style:table-row-properties style:min-row-height="0.949cm" fo:keep-together="auto"/>
    </style:style>
    <style:style style:name="Table1.A6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7" style:family="table-row">
      <style:table-row-properties style:min-row-height="3.239cm" fo:keep-together="auto"/>
    </style:style>
    <style:style style:name="Table1.A7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8" style:family="table-row">
      <style:table-row-properties style:min-row-height="3.175cm" fo:keep-together="auto"/>
    </style:style>
    <style:style style:name="Table1.10" style:family="table-row">
      <style:table-row-properties style:min-row-height="2.484cm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7" style:family="paragraph" style:parent-style-name="List_20_Paragraph">
      <style:paragraph-properties fo:margin-top="0cm" fo:margin-bottom="0cm" style:contextual-spacing="false" fo:line-height="100%"/>
      <style:text-properties style:font-name="Arial" fo:font-size="10pt" style:font-size-asian="10pt" style:language-asian="pt" style:country-asian="BR" style:font-name-complex="Arial2" style:font-size-complex="10pt"/>
    </style:style>
    <style:style style:name="P8" style:family="paragraph" style:parent-style-name="Standard">
      <style:paragraph-properties fo:margin-left="3.747cm" fo:margin-right="0cm" fo:margin-top="0cm" fo:margin-bottom="0cm" style:contextual-spacing="false" fo:line-height="100%" fo:text-align="center" style:justify-single-word="false" fo:text-indent="-3.747cm" style:auto-text-indent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margin-left="1.249cm" fo:margin-right="0cm" fo:margin-top="0cm" fo:margin-bottom="0cm" style:contextual-spacing="false" fo:line-height="100%" fo:text-align="center" style:justify-single-word="false" fo:text-indent="-1.249cm" style:auto-text-indent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paragraph-rsid="0016778c" fo:background-color="transparent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17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8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officeooo:paragraph-rsid="0010135a" style:font-name-asian="Times New Roman1" style:font-size-asian="10pt" style:language-asian="pt" style:country-asian="BR" style:font-weight-asian="bold" style:font-name-complex="Arial2" style:font-size-complex="10pt"/>
    </style:style>
    <style:style style:name="P19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20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officeooo:paragraph-rsid="0010135a"/>
    </style:style>
    <style:style style:name="P21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officeooo:paragraph-rsid="0010135a" style:font-name-asian="Times New Roman1" style:font-size-asian="10pt" style:language-asian="pt" style:country-asian="BR" style:font-name-complex="Arial2" style:font-size-complex="10pt" style:font-weight-complex="bold"/>
    </style:style>
    <style:style style:name="P22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10135a" fo:background-color="#ffff00" style:font-size-asian="10pt" style:language-asian="pt" style:country-asian="BR" style:font-weight-asian="normal" style:font-name-complex="Arial2" style:font-size-complex="10pt" style:font-weight-complex="normal"/>
    </style:style>
    <style:style style:name="P23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4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25" style:family="paragraph" style:parent-style-name="List_20_Paragraph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10135a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6" style:family="paragraph" style:parent-style-name="Body_20_Text_20_3">
      <style:paragraph-properties fo:margin-left="0cm" fo:margin-right="0.307cm" fo:text-indent="0cm" style:auto-text-indent="false"/>
    </style:style>
    <style:style style:name="P27" style:family="paragraph" style:parent-style-name="List_20_Paragraph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28" style:family="paragraph" style:parent-style-name="Body_20_Text_20_3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29" style:family="paragraph" style:parent-style-name="Body_20_Text_20_3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fo:font-weight="bold" officeooo:paragraph-rsid="0016778c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30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fo:font-weight="bold" officeooo:paragraph-rsid="0016778c" fo:background-color="transparent" style:font-size-asian="10pt" style:font-weight-asian="bold" style:font-name-complex="Arial2" style:font-weight-complex="bold"/>
    </style:style>
    <style:style style:name="P31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2" style:font-weight-complex="bold"/>
    </style:style>
    <style:style style:name="P32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font-weight="bold" officeooo:paragraph-rsid="0016778c" fo:background-color="transparent" style:font-size-asian="10pt" style:font-weight-asian="bold" style:font-name-complex="Arial2" style:font-weight-complex="bold"/>
    </style:style>
    <style:style style:name="P33" style:family="paragraph" style:parent-style-name="Body_20_Text_20_3">
      <style:paragraph-properties fo:margin-left="0cm" fo:margin-right="0.31cm" fo:text-indent="0cm" style:auto-text-indent="false"/>
      <style:text-properties officeooo:paragraph-rsid="0016778c" fo:background-color="transparent"/>
    </style:style>
    <style:style style:name="P34" style:family="paragraph" style:parent-style-name="Standard">
      <style:paragraph-properties fo:margin-left="0cm" fo:margin-right="0.056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35" style:family="paragraph" style:parent-style-name="List_20_Paragraph">
      <style:paragraph-properties fo:margin-left="0.635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pt" fo:country="PT" fo:font-weight="bold" officeooo:paragraph-rsid="0010135a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36" style:family="paragraph" style:parent-style-name="Body_20_Text_20_3">
      <style:text-properties style:font-name="Arial" fo:font-size="10pt" fo:language="pt" fo:country="PT" style:font-size-asian="10pt" style:font-name-complex="Arial2" style:font-weight-complex="bold"/>
    </style:style>
    <style:style style:name="P37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language="pt" fo:country="PT" style:font-size-asian="10pt" style:font-name-complex="Arial2" style:font-weight-complex="bold"/>
    </style:style>
    <style:style style:name="P38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2" style:font-weight-complex="bold"/>
    </style:style>
    <style:style style:name="P39" style:family="paragraph" style:parent-style-name="Body_20_Text_20_3">
      <style:paragraph-properties fo:margin-left="0.63cm" fo:margin-right="0.307cm" fo:text-indent="0cm" style:auto-text-indent="false"/>
      <style:text-properties fo:color="#000000" style:font-name="Arial" fo:font-size="10pt" fo:language="pt" fo:country="PT" fo:font-weight="bold" style:font-size-asian="10pt" style:font-weight-asian="bold" style:font-name-complex="Arial2" style:font-weight-complex="bold"/>
    </style:style>
    <style:style style:name="P40" style:family="paragraph" style:parent-style-name="Body_20_Text_20_3">
      <style:paragraph-properties fo:margin-left="0.63cm" fo:margin-right="0.31cm" fo:text-indent="0cm" style:auto-text-indent="false"/>
      <style:text-properties style:font-name="Arial" fo:font-size="10pt" fo:language="pt" fo:country="PT" officeooo:paragraph-rsid="0016778c" fo:background-color="transparent" style:font-size-asian="10pt" style:font-name-complex="Arial2" style:font-weight-complex="bold"/>
    </style:style>
    <style:style style:name="P41" style:family="paragraph" style:parent-style-name="Body_20_Text_20_3">
      <style:paragraph-properties fo:margin-top="0.212cm" fo:margin-bottom="0.212cm" style:contextual-spacing="false"/>
    </style:style>
    <style:style style:name="P42" style:family="paragraph" style:parent-style-name="Body_20_Text_20_3">
      <style:paragraph-properties fo:margin-top="0.212cm" fo:margin-bottom="0.212cm" style:contextual-spacing="false"/>
      <style:text-properties style:font-name="Arial" fo:font-size="10pt" fo:language="pt" fo:country="PT" style:font-size-asian="10pt" style:font-name-complex="Arial2" style:font-weight-complex="bold"/>
    </style:style>
    <style:style style:name="P43" style:family="paragraph" style:parent-style-name="Body_20_Text_20_3">
      <style:paragraph-properties fo:margin-left="0.63cm" fo:margin-right="0cm" fo:text-indent="0cm" style:auto-text-indent="false"/>
      <style:text-properties style:font-name="Arial" fo:font-size="10pt" fo:language="pt" fo:country="PT" style:font-size-asian="10pt" style:font-name-complex="Arial2" style:font-weight-complex="bold"/>
    </style:style>
    <style:style style:name="P44" style:family="paragraph" style:parent-style-name="Normal">
      <style:paragraph-properties fo:margin-left="0cm" fo:margin-right="-1cm" fo:margin-top="0cm" fo:margin-bottom="0cm" style:contextual-spacing="false" fo:line-height="100%" fo:text-align="justify" style:justify-single-word="false" fo:text-indent="0cm" style:auto-text-indent="false" style:text-autospace="none"/>
      <style:text-properties officeooo:paragraph-rsid="0016778c" fo:background-color="transparent"/>
    </style:style>
    <style:style style:name="P4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background-color="transparent" style:font-size-asian="10pt" style:font-name-complex="Arial2" style:font-size-complex="10pt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background-color="transparent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fo:background-color="transparent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background-color="transparent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background-color="transparent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1c8def" fo:background-color="transparent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c8def" fo:background-color="transparent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officeooo:paragraph-rsid="001c8def" fo:background-color="transparent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style:use-window-font-color="true" style:font-name="Arial" fo:font-size="10pt" fo:language="en" fo:country="US" fo:font-weight="normal" officeooo:paragraph-rsid="001c8de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0c311"/>
    </style:style>
    <style:style style:name="P62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background-color="transparent"/>
    </style:style>
    <style:style style:name="P6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6778c" officeooo:paragraph-rsid="0016778c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1f857d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officeooo:rsid="001f857d" officeooo:paragraph-rsid="0016778c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officeooo:paragraph-rsid="001ded4a" fo:background-color="transparent" style:font-size-asian="10pt" style:font-weight-asian="normal" style:font-name-complex="Arial2" style:font-size-complex="10pt" style:font-weight-complex="normal"/>
    </style:style>
    <style:style style:name="P6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6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7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use-window-font-color="true"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2" style:family="paragraph" style:parent-style-name="List_20_Paragraph">
      <style:paragraph-properties fo:margin-left="0cm" fo:margin-right="0.307cm" fo:margin-top="0cm" fo:margin-bottom="0cm" style:contextual-spacing="false" fo:line-height="100%" fo:text-indent="0cm" style:auto-text-indent="false">
        <style:tab-stops>
          <style:tab-stop style:position="0cm"/>
        </style:tab-stops>
      </style:paragraph-properties>
      <style:text-properties fo:background-color="transparent"/>
    </style:style>
    <style:style style:name="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1" style:font-size-complex="10pt" style:font-weight-complex="normal"/>
    </style:style>
    <style:style style:name="T3" style:family="text"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5" style:family="text"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6" style:family="text">
      <style:text-properties fo:color="#000000" style:font-name="Arial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7" style:family="text">
      <style:text-properties fo:color="#000000" style:font-name="Arial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8" style:family="text">
      <style:text-properties fo:color="#000000" style:font-name="Arial" fo:font-size="10pt" fo:language="en" fo:country="US" fo:font-weight="normal" officeooo:rsid="0016778c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9" style:family="text">
      <style:text-properties fo:color="#000000" style:font-name="Arial" fo:font-size="10pt" fo:language="en" fo:country="US" fo:font-weight="normal" officeooo:rsid="001f857d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10" style:family="text">
      <style:text-properties fo:color="#000000" style:font-name="Arial" fo:font-size="10pt" fo:language="en" fo:country="US" fo:font-weight="normal" officeooo:rsid="001f857d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11" style:family="text">
      <style:text-properties style:font-name="Arial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T12" style:family="text">
      <style:text-properties style:font-name="Arial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T13" style:family="text">
      <style:text-properties style:font-name="Arial" fo:font-size="10pt" style:font-size-asian="10pt" style:font-name-complex="Arial2" style:font-size-complex="10pt" style:font-weight-complex="bold"/>
    </style:style>
    <style:style style:name="T14" style:family="text">
      <style:text-properties style:font-name="Arial" fo:font-size="10pt" style:font-size-asian="10pt" style:font-name-complex="Arial2" style:font-weight-complex="bold"/>
    </style:style>
    <style:style style:name="T15" style:family="text">
      <style:text-properties style:font-name="Arial" fo:font-size="10pt" style:font-size-asian="10pt" style:language-asian="pt" style:country-asian="BR" style:font-name-complex="Arial2" style:font-size-complex="10pt"/>
    </style:style>
    <style:style style:name="T16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name-complex="Arial2" style:font-weight-complex="bold"/>
    </style:style>
    <style:style style:name="T18" style:family="text">
      <style:text-properties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9" style:family="text">
      <style:text-properties style:font-name="Arial" fo:font-size="10pt" fo:font-weight="bold" officeooo:rsid="0010135a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0" style:family="text">
      <style:text-properties style:font-name="Arial" fo:font-size="10pt" fo:language="pt" fo:country="PT" style:font-size-asian="10pt" style:font-name-complex="Arial2" style:font-weight-complex="bold"/>
    </style:style>
    <style:style style:name="T21" style:family="text">
      <style:text-properties style:font-name="Arial" fo:font-size="10pt" fo:language="pt" fo:country="PT" style:font-size-asian="10pt" style:font-name-complex="Arial2" style:font-size-complex="10pt" style:font-weight-complex="bold"/>
    </style:style>
    <style:style style:name="T22" style:family="text">
      <style:text-properties style:font-name="Arial" fo:font-size="10pt" fo:language="pt" fo:country="PT" fo:font-weight="bold" style:font-size-asian="10pt" style:font-weight-asian="bold" style:font-name-complex="Arial2" style:font-weight-complex="bold"/>
    </style:style>
    <style:style style:name="T23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24" style:family="text">
      <style:text-properties style:font-name="Arial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25" style:family="text">
      <style:text-properties style:font-name="Arial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26" style:family="text">
      <style:text-properties style:font-name="Arial" fo:font-size="10pt" fo:language="en" fo:country="US" style:font-size-asian="10pt" style:font-name-complex="Arial2" style:font-size-complex="10pt" style:font-weight-complex="bold"/>
    </style:style>
    <style:style style:name="T27" style:family="text"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28" style:family="text">
      <style:text-properties style:font-name="Arial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9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0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31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2" style:family="text">
      <style:text-properties style:font-name="Arial" fo:font-size="10pt" fo:language="en" fo:country="US" fo:font-weight="normal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3" style:family="text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style:font-name="Arial" fo:font-size="10pt" fo:font-weight="normal" officeooo:rsid="0016778c" style:font-size-asian="10pt" style:font-weight-asian="normal" style:font-name-complex="Arial2" style:font-size-complex="10pt" style:font-weight-complex="normal"/>
    </style:style>
    <style:style style:name="T35" style:family="text">
      <style:text-properties style:font-name="Arial1"/>
    </style:style>
    <style:style style:name="T36" style:family="text">
      <style:text-properties fo:color="#ff0000" style:font-name="Arial" fo:font-size="10pt" fo:language="pt" fo:country="PT" fo:font-weight="bold" style:font-size-asian="10pt" style:font-weight-asian="bold" style:font-name-complex="Arial2" style:font-weight-complex="bold"/>
    </style:style>
    <style:style style:name="T37" style:family="text">
      <style:text-properties fo:language="pt" fo:country="PT"/>
    </style:style>
    <style:style style:name="T38" style:family="text">
      <style:text-properties officeooo:rsid="0016778c"/>
    </style:style>
    <style:style style:name="T39" style:family="text">
      <style:text-properties officeooo:rsid="001f857d"/>
    </style:style>
    <style:style style:name="T40" style:family="text">
      <style:text-properties officeooo:rsid="0020c3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">INFORMAÇÕES E DOCUMENTOS EXIGIDOS ANEXOS AO RELATÓRIO TÉCNICO </text:p>
      <text:p text:style-name="P3"><text:span text:style-name="T16">ANEXO II, ITEM 16 DO DECRETO 4.074/02 E ALTERADO PELO </text:span><text:span text:style-name="T3">DECRETO 5.981/06</text:span></text:p>
      <text:p text:style-name="P2"/>
      <text:p text:style-name="P8"/>
      <text:p text:style-name="P9"/>
      <text:p text:style-name="P8">PRODUTO TÉCNICO EQUIVALENTE</text:p>
      <text:p text:style-name="P4"/>
      <text:p text:style-name="P5">FASE I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/>
            <text:p text:style-name="P19">16.1. Declaração única do registrante sobre a composição qualitativa e quantitativa do produto, elaborada com base no(s) laudo(s) laboratorial(is) das análises de cinco bateladas de cada fabricante. (Anexo 16.1)<text:bookmark text:name="_GoBack2"/></text:p>
            <text:p text:style-name="P38"/>
            <text:p text:style-name="P32">Segue anexo:</text:p>
            <text:p text:style-name="P40"/>
            <text:p text:style-name="P33"><text:span text:style-name="T22">“Declaração da Composição Qualitativa e Quantitativa”</text:span><text:span text:style-name="T20"> do produto </text:span><text:bookmark text:name="bkmProName112"/><text:bookmark text:name="bkmProName13"/><text:span text:style-name="T20"><text:s/></text:span><text:span text:style-name="T22"><text:placeholder text:placeholder-type="text">&lt;o.technical_product_id.name&gt;</text:placeholder></text:span><text:span text:style-name="T22"> </text:span><text:span text:style-name="T20">elaborada com base no estudo de análise de cinco bateladas.</text:span></text:p>
            <text:p text:style-name="P31"/>
            <text:p text:style-name="P33"><text:span text:style-name="T22"><text:placeholder text:placeholder-type="text">&lt;for each="manufacturer in o.partner_role_in_registry_ids"&gt;</text:placeholder></text:span><text:span text:style-name="T22"> </text:span></text:p>
            <text:p text:style-name="P30"><text:placeholder text:placeholder-type="text">&lt;if test="manufacturer.type =='manufacturer'"&gt;</text:placeholder></text:p>
            <text:p text:style-name="P44"><text:span text:style-name="T18">Fabricante: </text:span><text:span text:style-name="T35"><text:placeholder text:placeholder-type="text">&lt;manufacturer.partner_id.name&gt;</text:placeholder></text:span></text:p>
            <text:p text:style-name="P33"><text:span text:style-name="T22"><text:placeholder text:placeholder-type="text">&lt;/if&gt;</text:placeholder></text:span><text:span text:style-name="T22"> </text:span></text:p>
            <text:p text:style-name="P28"><text:span text:style-name="T37"><text:placeholder text:placeholder-type="text">&lt;/for&gt;</text:placeholder></text:span><text:span text:style-name="T37"> </text:span></text:p>
            <text:p text:style-name="P29"/>
            <text:p text:style-name="P10">Estudo de análise de cinco bateladas: </text:p>
            <text:p text:style-name="P15"><field:fieldmark-start text:name="__Fieldmark__172_930064961" field:type=""/><text:placeholder text:placeholder-type="text">&lt;if test="get_one_doc_presentation(o.study_presentation_ids,  'Five-Batches','approved')"&gt;</text:placeholder></text:p>
            <text:p text:style-name="P66"><text:span text:style-name="T38"><text:placeholder text:placeholder-type="text">&lt;get_one_doc_presentation(o.study_presentation_ids,  'Five-Batches', 'approved').study_id.reference&gt;</text:placeholder></text:span><text:span text:style-name="T38">, </text:span><text:span text:style-name="T38"><text:placeholder text:placeholder-type="text">&lt;get_one_doc_presentation(o.study_presentation_ids,  'Five-Batches', 'approved').study_id.name&gt;</text:placeholder></text:span><text:span text:style-name="T38">, </text:span><text:span text:style-name="T38"><text:placeholder text:placeholder-type="text">&lt;get_one_doc_presentation(o.study_presentation_ids,  'Five-Batches', 'approved').study_id.laboratory_id.name&gt;</text:placeholder></text:span><text:span text:style-name="T38"> </text:span><text:span text:style-name="T38"><text:placeholder text:placeholder-type="text">&lt;get_one_doc_presentation(o.study_presentation_ids,  'Five-Batches', 'approved').study_id.director_author_id.name&gt;</text:placeholder></text:span><text:span text:style-name="T38">, </text:span><text:span text:style-name="T38"><text:placeholder text:placeholder-type="text">&lt;get_one_doc_presentation(o.study_presentation_ids,  'Five-Batches', 'approved').study_id.number_of_pages&gt;</text:placeholder></text:span><text:span text:style-name="T38"> pag, </text:span></text:p>
            <text:p text:style-name="P66"><text:span text:style-name="T38"><text:placeholder text:placeholder-type="text">&lt;formatLang(get_one_doc_presentation(o.study_presentation_ids,  'Five-Batches', 'approved').study_id.end_date,date=True)&gt;</text:placeholder></text:span></text:p>
            <text:p text:style-name="P63"><text:placeholder text:placeholder-type="text">&lt;/if&gt;</text:placeholder></text:p>
            <text:p text:style-name="P64"/>
            <text:p text:style-name="P64"><text:placeholder text:placeholder-type="text">&lt;if test="get_one_doc_presentation(o.partner_document_presentation_ids,  '5 Batches','approved')"&gt;</text:placeholder> <text:s/></text:p>
            <text:p text:style-name="P64">Juntamente com o estudo de análise de 5 bateladas segue cópia autenticada com tradução juramentada do documento comprobatório de produção de cada batelada informando a unidade de fabricação - <text:bookmark-start text:name="bkmCorro11"/><field:fieldmark-start text:name="__Fieldmark__172_930064961" field:type=""/><field:fieldmark-end/><text:placeholder text:placeholder-type="text">&lt;get_one_doc_presentation(o.partner_document_presentation_ids,  '5 Batches', 'approved').partner_document_id.name&gt;</text:placeholder><text:bookmark-end text:name="bkmCorro11"/><field:fieldmark-end/>, <text:placeholder text:placeholder-type="text">&lt;get_one_doc_presentation(o.partner_document_presentation_ids,  '5 Batches', 'approved').partner_document_id.number_of_pages&gt;</text:placeholder> Pag, <text:placeholder text:placeholder-type="text">&lt;formatLang(get_one_doc_presentation(o.partner_document_presentation_ids,  '5 Batches', 'approved').partner_document_id.issue_date,date=True)&gt;</text:placeholder></text:p>
            <text:p text:style-name="P65"><text:placeholder text:placeholder-type="text">&lt;/if&gt;</text:placeholder></text:p>
          </table:table-cell>
        </table:table-row>
        <text:soft-page-break/>
        <table:table-row table:style-name="Table1.2">
          <table:table-cell table:style-name="Table1.A1" office:value-type="string">
            <text:p text:style-name="P17"/>
            <text:p text:style-name="P17">16.2. Descrição dos efeitos observados relacionados às impurezas relevantes (por exemplo, efeitos toxicológicos ou efeitos sobre a estabilidade do ingrediente ativo).</text:p>
            <text:p text:style-name="P17"/>
            <text:p text:style-name="P17"/>
            <text:p text:style-name="P26"><text:span text:style-name="T14">A discussão sobre a formação teórica de todas as possíveis impurezas geradas no processo de produção é relatada na </text:span><text:span text:style-name="T17">“Declaração da </text:span><text:span text:style-name="T22">Composição Qualitativa e Quantitativa”</text:span><text:span text:style-name="T20"> do produto </text:span><text:span text:style-name="T23"><text:placeholder text:placeholder-type="text">&lt;o.technical_product_id.name&gt;</text:placeholder></text:span><text:span text:style-name="T23"> </text:span><text:bookmark-start text:name="bkmProName21"/><text:span text:style-name="T22"><text:s/></text:span><text:bookmark-end text:name="bkmProName21"/><text:span text:style-name="T36"><text:s/></text:span><text:span text:style-name="T20">e na “</text:span><text:span text:style-name="T22">Descrição do processo de produção do produto técnico fornecida pelo fabricante</text:span><text:span text:style-name="T20">”</text:span><text:span text:style-name="T14">.</text:span></text:p>
            <text:p text:style-name="P37"/>
            <text:p text:style-name="P26"><text:span text:style-name="T14">Estas informações e documentos estão constantes no </text:span><text:span text:style-name="T17">Anexo 16.1</text:span><text:span text:style-name="T14"> e no </text:span><text:span text:style-name="T17">Anexo 16.5.</text:span></text:p>
            <text:p text:style-name="P7"/>
          </table:table-cell>
        </table:table-row>
        <table:table-row table:style-name="Table1.3">
          <table:table-cell table:style-name="Table1.A1" office:value-type="string">
            <text:p text:style-name="P34"/>
            <text:p text:style-name="P17">16.3.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      <text:p text:style-name="P17"/>
            <text:p text:style-name="Body_20_Text_20_3"><text:span text:style-name="T14">As impurezas são discutidas na </text:span><text:span text:style-name="T17">“Declaração da </text:span><text:span text:style-name="T22">Composição Qualitativa e Quantitativa”</text:span><text:span text:style-name="T20"> </text:span><text:span text:style-name="T14">do produto </text:span><text:span text:style-name="T23"><text:placeholder text:placeholder-type="text">&lt;o.technical_product_id.name&gt;</text:placeholder></text:span><text:span text:style-name="T23"> </text:span><text:bookmark-start text:name="bkmProName31"/><text:span text:style-name="T22"><text:s/></text:span><text:bookmark-end text:name="bkmProName31"/><text:span text:style-name="T20">;</text:span></text:p>
            <text:p text:style-name="P43"/>
            <text:p text:style-name="Body_20_Text_20_3"><text:span text:style-name="T20">A metologia analítica quali-quantitativa do </text:span><text:span text:style-name="T22">ingrediente ativo</text:span><text:span text:style-name="T20"> e suas </text:span><text:span text:style-name="T22">impurezas </text:span><text:span text:style-name="T20">encontram-se descritas no </text:span><text:span text:style-name="T22">Estudo de Análise de Cinco Bateladas</text:span><text:span text:style-name="T20"> do produto;</text:span></text:p>
            <text:p text:style-name="P36"/>
            <text:p text:style-name="P41"><text:span text:style-name="T14">Estas informações e documentos estão constantes no </text:span><text:span text:style-name="T17">Anexo 16.1:</text:span></text:p>
            <text:p text:style-name="P27"/>
          </table:table-cell>
        </table:table-row>
        <table:table-row table:style-name="Table1.2">
          <table:table-cell table:style-name="Table1.A1" office:value-type="string">
            <text:p text:style-name="P34"/>
            <text:p text:style-name="P17">16.4. Descrição da metodologia analítica dos principais produtos de degradação do ingrediente ativo, para fins de monitoramento e fiscalização.</text:p>
            <text:p text:style-name="P17"/>
            <text:p text:style-name="P26"><text:span text:style-name="T14">Os principais produtos de degradação do ingrediente ativo, para fins de monitoramento e fiscalização, são discutidos na </text:span><text:span text:style-name="T22">“Declaração da Composição Qualitativa e Quantitativa”</text:span><text:span text:style-name="T20"> do produto </text:span><text:span text:style-name="T23"><text:placeholder text:placeholder-type="text">&lt;o.technical_product_id.name&gt;</text:placeholder></text:span><text:span text:style-name="T23"> </text:span><text:bookmark-start text:name="bkmProName41"/><text:span text:style-name="T22"><text:s/></text:span><text:bookmark-end text:name="bkmProName41"/><text:span text:style-name="T20">.</text:span><text:span text:style-name="T14"> </text:span></text:p>
            <text:p text:style-name="P39"/>
            <text:p text:style-name="P26"><text:span text:style-name="T20">A </text:span><text:span text:style-name="T14">descrição da metodologia analítica para os produtos de degradação do ingrediente ativo, para fins de monitoramento e fiscalização, </text:span><text:span text:style-name="T20">encontra-se detalhada no “</text:span><text:span text:style-name="T22">Estudo de Análise de Cinco Bateladas”</text:span><text:span text:style-name="T20"> do produto;</text:span><text:span text:style-name="T14"> </text:span></text:p>
            <text:p text:style-name="P41"><text:span text:style-name="T14">Estas informações e documentos estão constantes no </text:span><text:span text:style-name="T17">Anexo 16.1</text:span></text:p>
            <text:p text:style-name="P42"/>
          </table:table-cell>
        </table:table-row>
        <table:table-row table:style-name="Table1.2">
          <table:table-cell table:style-name="Table1.A5" office:value-type="string">
            <text:p text:style-name="P18">16.5. Descrição do processo de produção do produto técnico, contemplando suas etapas de síntese, seus subprodutos e impurezas, fornecida pelo fabricante.</text:p>
            <text:p text:style-name="P18"/>
            <text:p text:style-name="P20"><text:span text:style-name="T24">Seguem anexas as c</text:span><text:span text:style-name="T25">ópias autenticadas das</text:span><text:span text:style-name="T18"> </text:span><text:span text:style-name="T25">declarações fornecidas pelo fabricante e de suas respectivas traduções juramentadas:</text:span></text:p>
            <text:p text:style-name="P21"/>
            <text:p text:style-name="P12"><text:placeholder text:placeholder-type="text">&lt;for each="manufacturer in o.partner_role_in_registry_ids"&gt;</text:placeholder></text:p>
            <text:p text:style-name="P12"><text:placeholder text:placeholder-type="text">&lt;if test="manufacturer.type =='manufacturer'"&gt;</text:placeholder></text:p>
            <text:p text:style-name="P14"><text:span text:style-name="T19">Fa</text:span><text:span text:style-name="T18">bricante: <text:s/></text:span><text:span text:style-name="Fuente_20_de_20_párrafo_20_predeter."><text:span text:style-name="T2"><text:placeholder text:placeholder-type="text">&lt;manufacturer.partner_id.name&gt;</text:placeholder></text:span></text:span></text:p>
            <text:p text:style-name="P12"><text:placeholder text:placeholder-type="text">&lt;/if&gt;</text:placeholder></text:p>
            <text:p text:style-name="P13"><text:placeholder text:placeholder-type="text">&lt;/for&gt;</text:placeholder></text:p>
            <text:p text:style-name="P13"/>
            <text:p text:style-name="P24"><text:placeholder text:placeholder-type="text">&lt;if test="get_one_doc_presentation(o.partner_document_presentation_ids,  'Authorization letter','approved')"&gt;</text:placeholder></text:p>
            <text:p text:style-name="P16"><text:soft-page-break/><text:span text:style-name="T30">Carta de Autorização de Acesso de Uso de Dados - </text:span><text:span text:style-name="T29"><text:placeholder text:placeholder-type="text">&lt;get_one_doc_presentation(o.partner_document_presentation_ids,  'Authorization letter', 'approved').partner_document_id.name&gt;</text:placeholder></text:span><text:span text:style-name="T29">, </text:span><text:span text:style-name="T29"><text:placeholder text:placeholder-type="text">&lt;get_one_doc_presentation(o.partner_document_presentation_ids,  'Authorization letter', 'approved').partner_document_id.number_of_pages&gt;</text:placeholder></text:span><text:span text:style-name="T29"> Pag, </text:span><text:span text:style-name="T29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24"><text:placeholder text:placeholder-type="text">&lt;/if&gt;</text:placeholder></text:p>
            <text:p text:style-name="P24"/>
            <text:p text:style-name="P22"><text:placeholder text:placeholder-type="text">&lt;if test="get_one_doc_presentation(o.partner_document_presentation_ids,  'Process of manufacture','approved')"&gt;</text:placeholder></text:p>
            <text:p text:style-name="P20"><text:span text:style-name="T21">Descrição do processo de produção do produto técnico fornecida pelo fabricante</text:span><text:span text:style-name="T13"> -</text:span><text:span text:style-name="T29"><text:placeholder text:placeholder-type="text">&lt;get_one_doc_presentation(o.partner_document_presentation_ids,  'Process of manufacture', 'approved').partner_document_id.name&gt;</text:placeholder></text:span><text:span text:style-name="T29">, </text:span><text:span text:style-name="T29"><text:placeholder text:placeholder-type="text">&lt;get_one_doc_presentation(o.partner_document_presentation_ids,  'Process of manufacture', 'approved').partner_document_id.number_of_pages&gt;</text:placeholder></text:span><text:span text:style-name="T29"> Pag, </text:span><text:span text:style-name="T29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25"><text:placeholder text:placeholder-type="text">&lt;/if&gt;</text:placeholder></text:p>
            <text:p text:style-name="P35"/>
            <text:p text:style-name="P23"><text:placeholder text:placeholder-type="text">&lt;if test="get_one_doc_presentation(o.partner_document_presentation_ids,  'Justification of impurities','approved')"&gt;</text:placeholder></text:p>
            <text:p text:style-name="P20"><text:span text:style-name="T25">Discussão sobre a formação teórica de todas as possíveis impurezas geradas no processo de fabricação do produto técnico </text:span><text:span text:style-name="T29"><text:placeholder text:placeholder-type="text">&lt;get_one_doc_presentation(o.partner_document_presentation_ids,  'Justification of impurities', 'approved').partner_document_id.name&gt;</text:placeholder></text:span><text:span text:style-name="T29">, </text:span><text:span text:style-name="T29"><text:placeholder text:placeholder-type="text">&lt;get_one_doc_presentation(o.partner_document_presentation_ids,  'Justification of impurities', 'approved').partner_document_id.number_of_pages&gt;</text:placeholder></text:span><text:span text:style-name="T29"> Pag, </text:span><text:span text:style-name="T29"><text:placeholder text:placeholder-type="text">&lt;formatLang(get_one_doc_presentation(o.partner_document_presentation_ids,  'Justification of impurities', 'approved').partner_document_id.issue_date,date=True)&gt;</text:placeholder></text:span></text:p>
            <text:p text:style-name="P24"><text:placeholder text:placeholder-type="text">&lt;/if&gt;</text:placeholder></text:p>
            <text:p text:style-name="P24"/>
            <text:p text:style-name="P24"><text:placeholder text:placeholder-type="text">&lt;if test="get_one_doc_presentation(o.partner_document_presentation_ids,  'Declaration of Supply','approved')"&gt;</text:placeholder></text:p>
            <text:p text:style-name="P20"><text:span text:style-name="T15">Declaração do fabricante assegurando o fornecimento do produto para o registrante conforme as especificações do registro - </text:span><text:span text:style-name="T29"><text:placeholder text:placeholder-type="text">&lt;get_one_doc_presentation(o.partner_document_presentation_ids,  'Declaration of Supply', 'approved').partner_document_id.name&gt;</text:placeholder></text:span><text:span text:style-name="T29">, </text:span><text:span text:style-name="T29"><text:placeholder text:placeholder-type="text">&lt;get_one_doc_presentation(o.partner_document_presentation_ids,  'Declaration of Supply', 'approved').partner_document_id.number_of_pages&gt;</text:placeholder></text:span><text:span text:style-name="T29"> Pag, </text:span><text:span text:style-name="T29"><text:placeholder text:placeholder-type="text">&lt;formatLang(get_one_doc_presentation(o.partner_document_presentation_ids,  'Declaration of Supply', 'approved').partner_document_id.issue_date, date=True)&gt;</text:placeholder></text:span></text:p>
            <text:p text:style-name="P24"><text:placeholder text:placeholder-type="text">&lt;/if&gt;</text:placeholder></text:p>
          </table:table-cell>
        </table:table-row>
        <table:table-row table:style-name="Table1.6">
          <table:table-cell table:style-name="Table1.A6" office:value-type="string">
            <text:p text:style-name="P6">16.6. Relatório de estudos de propriedades físico-químicas:</text:p>
          </table:table-cell>
        </table:table-row>
        <table:table-row table:style-name="Table1.7">
          <table:table-cell table:style-name="Table1.A7" office:value-type="string">
            <text:p text:style-name="P59"/>
            <text:p text:style-name="P62"><text:span text:style-name="T7">16.6.1.</text:span><text:span text:style-name="T6"> </text:span><text:span text:style-name="T7">Pressão de vapor </text:span></text:p>
            <text:p text:style-name="P67"><text:placeholder text:placeholder-type="text">&lt;if test="get_one_doc_presentation(o.study_presentation_ids,  'Pressão vapor','approved')"&gt;</text:placeholder></text:p>
            <text:p text:style-name="P69"/>
            <text:p text:style-name="P53"><text:span text:style-name="T27">Resumo</text:span><text:span text:style-name="T26">: </text:span></text:p>
            <text:p text:style-name="P50"><text:placeholder text:placeholder-type="text">&lt;insert_html(get_one_doc_presentation(o.study_presentation_ids,  'Pressão vapor', 'approved').study_id.summary_pt)&gt;</text:placeholder></text:p>
            <text:p text:style-name="P48"/>
            <text:p text:style-name="P54"><text:span text:style-name="T27">Resultado</text:span><text:span text:style-name="T26">: </text:span></text:p>
            <text:p text:style-name="P51"><text:placeholder text:placeholder-type="text">&lt;insert_html(get_one_doc_presentation(o.study_presentation_ids,  'Pressão vapor', 'approved').study_id.result_pt)&gt;</text:placeholder></text:p>
            <text:p text:style-name="P49"><text:soft-page-break/></text:p>
            <text:p text:style-name="P47">Ref.:</text:p>
            <text:p text:style-name="P52"><text:span text:style-name="T31"><text:placeholder text:placeholder-type="text">&lt;get_one_doc_presentation(o.study_presentation_ids,  'Pressão vapor', 'approved').study_id.reference&gt;</text:placeholder></text:span><text:span text:style-name="T31">, </text:span><text:span text:style-name="T31"><text:placeholder text:placeholder-type="text">&lt;get_one_doc_presentation(o.study_presentation_ids,  'Pressão vapor', 'approved').study_id.name&gt;</text:placeholder></text:span><text:span text:style-name="T31">,</text:span><text:span text:style-name="T31"><text:placeholder text:placeholder-type="text">&lt;get_one_doc_presentation(o.study_presentation_ids,  'Pressão vapor', 'approved').study_id.laboratory_id.name&gt;</text:placeholder></text:span><text:span text:style-name="T31">, </text:span><text:span text:style-name="T31"><text:placeholder text:placeholder-type="text">&lt;get_one_doc_presentation(o.study_presentation_ids,  'Pressão vapor', 'approved').study_id.director_author_id.name&gt;</text:placeholder></text:span><text:span text:style-name="T31">, <text:s text:c="5"/></text:span><text:span text:style-name="T31"><text:placeholder text:placeholder-type="text">&lt;get_one_doc_presentation(o.study_presentation_ids,  'Pressão vapor', 'approved').study_id.number_of_pages&gt;</text:placeholder></text:span><text:span text:style-name="T31"> pag, </text:span><text:span text:style-name="T31"><text:placeholder text:placeholder-type="text">&lt;formatLang(get_one_doc_presentation(o.study_presentation_ids,  'Pressão vapor', 'approved').study_id.end_date,date=True)&gt;</text:placeholder></text:span></text:p>
            <text:p text:style-name="P70"><text:placeholder text:placeholder-type="text">&lt;/if&gt;</text:placeholder></text:p>
            <text:p text:style-name="P70"/>
          </table:table-cell>
        </table:table-row>
        <table:table-row table:style-name="Table1.8">
          <table:table-cell table:style-name="Table1.A1" office:value-type="string">
            <text:p text:style-name="P58"/>
            <text:p text:style-name="P62"><text:span text:style-name="T7">16.6.2.</text:span><text:span text:style-name="T6"> </text:span><text:span text:style-name="T7">Ponto de </text:span><text:bookmark-start text:name="bkmPonFusEbu"/><text:span text:style-name="T7">fusão/ebulição</text:span><text:bookmark-end text:name="bkmPonFusEbu"/><text:span text:style-name="T7"> </text:span></text:p>
            <text:p text:style-name="P67"><text:placeholder text:placeholder-type="text">&lt;if test="get_one_doc_presentation(o.study_presentation_ids,  'Ponto de ebulição','approved')"&gt;</text:placeholder></text:p>
            <text:p text:style-name="P68"/>
            <text:p text:style-name="P53"><text:span text:style-name="T27">Resumo</text:span><text:span text:style-name="T26">: </text:span></text:p>
            <text:p text:style-name="P50"><text:placeholder text:placeholder-type="text">&lt;insert_html(get_one_doc_presentation(o.study_presentation_ids,  'Ponto de ebulição', 'approved').study_id.summary_pt)&gt;</text:placeholder></text:p>
            <text:p text:style-name="P48"/>
            <text:p text:style-name="P54"><text:span text:style-name="T27">Resultado</text:span><text:span text:style-name="T26">: </text:span></text:p>
            <text:p text:style-name="P51"><text:placeholder text:placeholder-type="text">&lt;insert_html(get_one_doc_presentation(o.study_presentation_ids,  'Ponto de ebulição', 'approved').study_id.result_pt)&gt;</text:placeholder></text:p>
            <text:p text:style-name="P49"/>
            <text:p text:style-name="P47">Ref.:</text:p>
            <text:p text:style-name="P52"><text:span text:style-name="T31"><text:placeholder text:placeholder-type="text">&lt;get_one_doc_presentation(o.study_presentation_ids,  'Ponto de ebulição', 'approved').study_id.reference&gt;</text:placeholder></text:span><text:span text:style-name="T31">, </text:span><text:span text:style-name="T31"><text:placeholder text:placeholder-type="text">&lt;get_one_doc_presentation(o.study_presentation_ids,  'Ponto de ebulição', 'approved').study_id.name&gt;</text:placeholder></text:span><text:span text:style-name="T31">,</text:span><text:span text:style-name="T31"><text:placeholder text:placeholder-type="text">&lt;get_one_doc_presentation(o.study_presentation_ids,  'Ponto de ebulição', 'approved').study_id.laboratory_id.name&gt;</text:placeholder></text:span><text:span text:style-name="T31">, </text:span><text:span text:style-name="T31"><text:placeholder text:placeholder-type="text">&lt;get_one_doc_presentation(o.study_presentation_ids,  'Ponto de ebulição', 'approved').study_id.director_author_id.name&gt;</text:placeholder></text:span><text:span text:style-name="T31">, <text:s text:c="5"/></text:span><text:span text:style-name="T31"><text:placeholder text:placeholder-type="text">&lt;get_one_doc_presentation(o.study_presentation_ids,  'Ponto de ebulição', 'approved').study_id.number_of_pages&gt;</text:placeholder></text:span><text:span text:style-name="T31"> pag, </text:span><text:span text:style-name="T31"><text:placeholder text:placeholder-type="text">&lt;formatLang(get_one_doc_presentation(o.study_presentation_ids,  'Ponto de ebulição', 'approved').study_id.end_date,date=True)&gt;</text:placeholder></text:span></text:p>
            <text:p text:style-name="P70"><text:placeholder text:placeholder-type="text">&lt;/if&gt;</text:placeholder></text:p>
            <text:p text:style-name="P70"/>
          </table:table-cell>
        </table:table-row>
        <table:table-row table:style-name="Table1.8">
          <table:table-cell table:style-name="Table1.A1" office:value-type="string">
            <text:p text:style-name="P58"/>
            <text:p text:style-name="P62"><text:span text:style-name="T7">16.6.3.</text:span><text:span text:style-name="T6"> </text:span><text:span text:style-name="T7">Solubilidade em água</text:span></text:p>
            <text:p text:style-name="P46"/>
            <text:p text:style-name="P67"><text:placeholder text:placeholder-type="text">&lt;if test="get_one_doc_presentation(o.study_presentation_ids,  'Solubilidade/Miscibilidade','approved')"&gt;</text:placeholder></text:p>
            <text:p text:style-name="P68"/>
            <text:p text:style-name="P53"><text:span text:style-name="T27">Resumo</text:span><text:span text:style-name="T26">: </text:span></text:p>
            <text:p text:style-name="P50"><text:placeholder text:placeholder-type="text">&lt;insert_html(get_one_doc_presentation(o.study_presentation_ids,  'Solubilidade/Miscibilidade', 'approved').study_id.summary_pt)&gt;</text:placeholder></text:p>
            <text:p text:style-name="P48"/>
            <text:p text:style-name="P54"><text:span text:style-name="T27">Resultado</text:span><text:span text:style-name="T26">:</text:span></text:p>
            <text:p text:style-name="P54"><text:span text:style-name="T31"><text:placeholder text:placeholder-type="text">&lt;insert_html(get_one_doc_presentation(o.study_presentation_ids,  'Solubilidade/Miscibilidade', 'approved').study_id.result_pt)&gt;</text:placeholder></text:span></text:p>
            <text:p text:style-name="P49"/>
            <text:p text:style-name="P47">Ref.:</text:p>
            <text:p text:style-name="P52"><text:span text:style-name="T28"><text:s/></text:span><text:span text:style-name="T31"><text:placeholder text:placeholder-type="text">&lt;get_one_doc_presentation(o.study_presentation_ids,  'Solubilidade/Miscibilidade', 'approved').study_id.reference&gt;</text:placeholder></text:span><text:soft-page-break/><text:span text:style-name="T31">, </text:span><text:span text:style-name="T31"><text:placeholder text:placeholder-type="text">&lt;get_one_doc_presentation(o.study_presentation_ids,  'Solubilidade/Miscibilidade', 'approved').study_id.name&gt;</text:placeholder></text:span><text:span text:style-name="T31">,</text:span><text:span text:style-name="T31"><text:placeholder text:placeholder-type="text">&lt;get_one_doc_presentation(o.study_presentation_ids,  'Solubilidade/Miscibilidade', 'approved').study_id.laboratory_id.name&gt;</text:placeholder></text:span><text:span text:style-name="T31">, </text:span><text:span text:style-name="T31"><text:placeholder text:placeholder-type="text">&lt;get_one_doc_presentation(o.study_presentation_ids,  'Solubilidade/Miscibilidade', 'approved').study_id.director_author_id.name&gt;</text:placeholder></text:span><text:span text:style-name="T31">, <text:s text:c="5"/></text:span><text:span text:style-name="T31"><text:placeholder text:placeholder-type="text">&lt;get_one_doc_presentation(o.study_presentation_ids,  'Solubilidade/Miscibilidade', 'approved').study_id.number_of_pages&gt;</text:placeholder></text:span><text:span text:style-name="T31"> pag, </text:span><text:span text:style-name="T31"><text:placeholder text:placeholder-type="text">&lt;formatLang(get_one_doc_presentation(o.study_presentation_ids,  'Solubilidade/Miscibilidade', 'approved').study_id.end_date,date=True)&gt;</text:placeholder></text:span></text:p>
            <text:p text:style-name="P70"><text:placeholder text:placeholder-type="text">&lt;/if&gt;</text:placeholder></text:p>
            <text:p text:style-name="P70"/>
          </table:table-cell>
        </table:table-row>
        <table:table-row table:style-name="Table1.10">
          <table:table-cell table:style-name="Table1.A1" office:value-type="string">
            <text:p text:style-name="P11"/>
            <text:p text:style-name="P72"><text:span text:style-name="T4">16.6.4.</text:span><text:span text:style-name="T5"> </text:span><text:span text:style-name="T4">Coeficiente de partição N-octanol/água </text:span></text:p>
            <text:p text:style-name="P62"/>
            <text:p text:style-name="P46"/>
            <text:p text:style-name="P67"><text:placeholder text:placeholder-type="text">&lt;if test="get_one_doc_presentation(o.study_presentation_ids,  'Coeficiente de partição N-octanol/água','approved')"&gt;</text:placeholder></text:p>
            <text:p text:style-name="P68"/>
            <text:p text:style-name="P56"><text:span text:style-name="T27">Resumo</text:span><text:span text:style-name="T26">: </text:span></text:p>
            <text:p text:style-name="P56"><text:span text:style-name="T31"><text:placeholder text:placeholder-type="text">&lt;insert_html(get_one_doc_presentation(o.study_presentation_ids,  'Coeficiente de partição N-octanol/água', 'approved').study_id.summary_pt)&gt;</text:placeholder></text:span></text:p>
            <text:p text:style-name="P48"/>
            <text:p text:style-name="P55"><text:span text:style-name="T27">Resultado</text:span><text:span text:style-name="T26">: </text:span></text:p>
            <text:p text:style-name="P55"><text:span text:style-name="T31"><text:placeholder text:placeholder-type="text">&lt;insert_html(get_one_doc_presentation(o.study_presentation_ids,  'Coeficiente de partição N-octanol/água', 'approved').study_id.result_pt)&gt;</text:placeholder></text:span></text:p>
            <text:p text:style-name="P49"/>
            <text:p text:style-name="P57"><text:span text:style-name="T27">Ref.:</text:span></text:p>
            <text:p text:style-name="P60"><text:placeholder text:placeholder-type="text">&lt;get_one_doc_presentation(o.study_presentation_ids,  'Coeficiente de partição N-octanol/água', 'approved').study_id.reference&gt;</text:placeholder>, <text:placeholder text:placeholder-type="text">&lt;get_one_doc_presentation(o.study_presentation_ids,  'Coeficiente de partição N-octanol/água', 'approved').study_id.name&gt;</text:placeholder>,<text:placeholder text:placeholder-type="text">&lt;get_one_doc_presentation(o.study_presentation_ids,  'Coeficiente de partição N-octanol/água', 'approved').study_id.laboratory_id.name&gt;</text:placeholder>, <text:placeholder text:placeholder-type="text">&lt;get_one_doc_presentation(o.study_presentation_ids,  'Coeficiente de partição N-octanol/água', 'approved').study_id.director_author_id.name&gt;</text:placeholder>, <text:s text:c="5"/><text:placeholder text:placeholder-type="text">&lt;get_one_doc_presentation(o.study_presentation_ids,  'Coeficiente de partição N-octanol/água', 'approved').study_id.number_of_pages&gt;</text:placeholder> pag, <text:placeholder text:placeholder-type="text">&lt;formatLang(get_one_doc_presentation(o.study_presentation_ids,  'Coeficiente de partição N-octanol/água', 'approved').study_id.end_date,date=True)&gt;</text:placeholder></text:p>
            <text:p text:style-name="P71"><text:placeholder text:placeholder-type="text">&lt;/if&gt;</text:placeholder></text:p>
            <text:p text:style-name="P70"/>
          </table:table-cell>
        </table:table-row>
      </table:table>
      <text:p text:style-name="P61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language="pt" fo:country="BR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17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Arial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MT3" style:family="text">
      <style:text-properties style:font-name="Arial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setLang('pt_BR')&gt;</text:placeholder></text:span><text:span text:style-name="MT2"><text:tab/></text:span><text:span text:style-name="Fuente_20_de_20_párrafo_20_predeter."><text:span text:style-name="MT3"><text:placeholder text:placeholder-type="text">&lt;o.technical_product_id.name&gt;</text:placehold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2</meta:editing-cycles>
    <meta:print-date>2010-04-15T11:33:00</meta:print-date>
    <meta:creation-date>2013-06-12T10:03:31</meta:creation-date>
    <dc:date>2013-09-18T16:22:02</dc:date>
    <meta:editing-duration>PT3H19M6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5" meta:paragraph-count="88" meta:word-count="800" meta:character-count="11546" meta:non-whitespace-character-count="107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VI.dotx" xlink:href=""/>
  </office:meta>
</office:document-meta>
</file>